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roxima-nova" svg:font-family="proxima-nova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121212" style:font-name="proxima-nova" fo:letter-spacing="normal" fo:font-style="normal" fo:font-weight="bold"/>
    </style:style>
    <style:style style:name="P2" style:family="paragraph" style:parent-style-name="Text_20_body">
      <style:text-properties fo:font-variant="normal" fo:text-transform="none" fo:color="#121212" style:font-name="proxima-nova" fo:letter-spacing="normal" fo:font-style="normal" fo:font-weight="normal" officeooo:rsid="001b2e67" officeooo:paragraph-rsid="001b2e67" style:font-weight-asian="normal" style:font-weight-complex="normal"/>
    </style:style>
    <style:style style:name="P3" style:family="paragraph" style:parent-style-name="Text_20_body">
      <style:text-properties fo:font-variant="normal" fo:text-transform="none" fo:color="#121212" style:font-name="proxima-nova" fo:letter-spacing="normal" fo:font-style="normal" fo:font-weight="normal" officeooo:rsid="001bf212" officeooo:paragraph-rsid="001bf212" style:font-weight-asian="normal" style:font-weight-complex="normal"/>
    </style:style>
    <style:style style:name="P4" style:family="paragraph" style:parent-style-name="Heading_20_1">
      <style:text-properties fo:font-variant="normal" fo:text-transform="none" fo:color="#121212" style:font-name="proxima-nova" fo:letter-spacing="normal" fo:font-style="normal" fo:font-weight="bold"/>
    </style:style>
    <style:style style:name="T1" style:family="text">
      <style:text-properties officeooo:rsid="001b2e67"/>
    </style:style>
    <style:style style:name="T2" style:family="text">
      <style:text-properties officeooo:rsid="001bf212"/>
    </style:style>
    <style:style style:name="T3" style:family="text">
      <style:text-properties officeooo:rsid="001d1e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1">Lekcija </text:span>9. How Objects Flow In a Web Application (+ Connecting To Your VM's Database)</text:h>
      <text:p text:style-name="P1"/>
      <text:p text:style-name="P2">Lekcija kojom se u php program polako uvodi primena baze podataka.</text:p>
      <text:p text:style-name="P2">Najpr<text:span text:style-name="T2">ij</text:span>e se podaci koji opisuju objekat ( title, question, description, code and date) sm<text:span text:style-name="T2">j</text:span>eštaju u niz ( array) asociativnog tipa, u kojem se pojedinim članovima niza ne pristupa putem indeksa (0,1,2,...) kako je to uobičajeno kod “klasičnih” nizova. U asocijativnom nizu, članovima niza se pristupa pomoću ključa, jer su članovi niza zapravo parovi ključ, vrijednost ( key, value ). Zato se ovakni nizovi nazivaju i rečnicima ( dictionary). </text:p>
      <text:p text:style-name="P2">Tako se sada objekat iz Alex-ovog primjera definiše ovako:</text:p>
      <text:p text:style-name="P2">$object = array (</text:p>
      <text:p text:style-name="P2"><text:s text:c="4"/>'title' =&gt; 'Naziv objekta',</text:p>
      <text:p text:style-name="P2"><text:s text:c="4"/>'question' =&gt; 'Tekst pitanja',</text:p>
      <text:p text:style-name="P2"><text:s text:c="4"/>'description' =&gt; 'Tekst opisa problema',</text:p>
      <text:p text:style-name="P2"><text:s text:c="4"/>'code' =&gt; 'Programski segment',</text:p>
      <text:p text:style-name="P2"><text:s text:c="4"/>'date' =&gt; 'Datum'</text:p>
      <text:p text:style-name="P2">);</text:p>
      <text:p text:style-name="P2">Ovo je važno zbog toga što će rezultati sql upita biti zapravo smešteni u ovakve <text:s/>asociativne nizove, kao što ćemo vidjeti kasnije.</text:p>
      <text:p text:style-name="P3">Za administriranje MySQL baza podataka koristi se phpmyadmin web aplikacija.</text:p>
      <text:p text:style-name="P3">Alex pokazuje detaljno kako se phpmyadmin instalira za rad pod homestead-om.</text:p>
      <text:p text:style-name="P3">Ja sam relativno lako ispratio proceduru i instalirao phpmyadmin u folderu Code.</text:p>
      <text:p text:style-name="P3">Parametri za login u phpmyadmin:</text:p>
      <text:p text:style-name="P3">user: homestead</text:p>
      <text:p text:style-name="P3">password: secret</text:p>
      <text:p text:style-name="P3">I tu je kraj lekcije. Doduše na kraju lekcije postoje <text:span text:style-name="T3">još </text:span>v<text:span text:style-name="T3">j</text:span>ežbe i dodatni resursi koje valja pogledati.</text:p>
      <text:p text:style-name="P3"/>
      <text:p text:style-name="P2"><text:soft-page-break/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roxima-nova" svg:font-family="proxima-nova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20:02:41.232353394</meta:creation-date>
    <dc:date>2016-02-16T21:08:59.518585854</dc:date>
    <meta:editing-duration>PT5M27S</meta:editing-duration>
    <meta:editing-cycles>1</meta:editing-cycles>
    <meta:document-statistic meta:table-count="0" meta:image-count="0" meta:object-count="0" meta:page-count="2" meta:paragraph-count="19" meta:word-count="210" meta:character-count="1365" meta:non-whitespace-character-count="1152"/>
    <meta:generator>LibreOffice/4.2.8.2$Linux_X86_64 LibreOffice_project/420m0$Build-2</meta:generator>
  </office:meta>
</office:document-meta>
</file>